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=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B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G2]/[.B6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=</text:p>
          </table:table-cell>
          <table:table-cell office:value-type="float" office:value="-1.333" calcext:value-type="float">
            <text:p>-1.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D=</text:p>
          </table:table-cell>
          <table:table-cell table:formula="of:=([.G3]-[.$B$7]*[.G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0.333" calcext:value-type="float">
            <text:p>-0.333</text:p>
          </table:table-cell>
          <table:table-cell office:value-type="float" office:value="0.727" calcext:value-type="float">
            <text:p>0.7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G4]-[.$B$8]*[.G6]-[.$C$8]*[.G7])" office:value-type="float" office:value="-0.727" calcext:value-type="float">
            <text:p>-0.72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formula="of:=([.G6]-[.$D$10]*[.G12]-[.$C$10]*[.G11])/([.B10])" office:value-type="float" office:value="-0.0000176801761684423" calcext:value-type="float">
            <text:p>-1.76801761684423E-05</text:p>
          </table:table-cell>
        </table:table-row>
        <table:table-row table:style-name="ro1">
          <table:table-cell table:style-name="ce1" office:value-type="string" calcext:value-type="string">
            <text:p>U=</text:p>
          </table:table-cell>
          <table:table-cell office:value-type="float" office:value="0" calcext:value-type="float">
            <text:p>0</text:p>
          </table:table-cell>
          <table:table-cell office:value-type="float" office:value="-3.667" calcext:value-type="float">
            <text:p>-3.667</text:p>
          </table:table-cell>
          <table:table-cell office:value-type="float" office:value="-1.667" calcext:value-type="float">
            <text:p>-1.667</text:p>
          </table:table-cell>
          <table:table-cell/>
          <table:table-cell table:style-name="ce1" office:value-type="string" calcext:value-type="string">
            <text:p>X=</text:p>
          </table:table-cell>
          <table:table-cell table:style-name="ce2" table:formula="of:=([.G7]-[.$D$11]*[.G12])/([.C11])" office:value-type="float" office:value="-0.222207356800469" calcext:value-type="float">
            <text:p>-0.2222073568004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.545" calcext:value-type="float">
            <text:p>6.545</text:p>
          </table:table-cell>
          <table:table-cell table:number-columns-repeated="2"/>
          <table:table-cell table:formula="of:=[.G8]/[.D12]" office:value-type="float" office:value="-0.111077158135982" calcext:value-type="float">
            <text:p>-0.1110771581359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2:38:18.925716606</meta:creation-date>
    <dc:date>2024-12-02T12:59:41.481332986</dc:date>
    <meta:editing-duration>PT21M17S</meta:editing-duration>
    <meta:editing-cycles>15</meta:editing-cycles>
    <meta:generator>LibreOffice/24.2.6.2$Linux_X86_64 LibreOffice_project/420$Build-2</meta:generator>
    <meta:document-statistic meta:table-count="1" meta:cell-count="42" meta:object-count="0"/>
  </office:meta>
</office:document-meta>
</file>